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 office:value-type="string">
            <text:p>（&gt;　&lt;）
"Ouch..."</text:p>
          </table:table-cell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 office:value-type="string">
            <text:p>（‘　‘）
"Lumii-san... Lumii-san...!"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 office:value-type="string">
            <text:p>（‘　‘）
"It-It's me... Orihime..."</text:p>
          </table:table-cell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 office:value-type="string">
            <text:p>（‘　‘）
"I came to rescue you..."</text:p>
          </table:table-cell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ou found and read my letter, did you?
Thank you.</text:p>
          </table:table-cell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 office:value-type="string">
            <text:p>Did you not drink the invisibility potion?</text:p>
          </table:table-cell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 office:value-type="string">
            <text:p>Or perhaps, did no one have the aptitude
for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 office:value-type="string">
            <text:p>（´　｀）
"N-No... I drank it just like you said, and
broke in, but..."</text:p>
          </table:table-cell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 office:value-type="string">
            <text:p>（///）
"Umm... well... along the way, I couldn't...
I-I couldn't do it anymore... sort of...
*mumble* *mumble*"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see. That explains the cardboard box.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 office:value-type="string">
            <text:p>（&gt;　&lt;）
"A-Anyway, let's get out of here, quickly...!"</text:p>
          </table:table-cell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 office:value-type="string">
            <text:p>（‘　‘）
"Everyone's waiting patiently for us outside,
and they'll be relieved to see you...!"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... Indeed.</text:p>
          </table:table-cell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 office:value-type="string">
            <text:p>The key should be in that box just over there.</text:p>
          </table:table-cell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 office:value-type="string">
            <text:p>（‘　‘）
"Understood. I'll go and open it right away."</text:p>
          </table:table-cell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 office:value-type="string">
            <text:p>（‘　‘）
"After that, you can take the last cardboard
box and hide inside it like me while we
escape...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